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016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6.2429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5819in"/>
    </style:style>
    <style:style style:name="co6" style:family="table-column">
      <style:table-column-properties fo:break-before="auto" style:column-width="0.818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ien_try_correspondan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018" table:default-cell-style-name="Default"/>
        <table:table-row table:style-name="ro1">
          <table:table-cell table:style-name="ce3" office:value-type="string" calcext:value-type="string">
            <text:p>bien_trait_name</text:p>
          </table:table-cell>
          <table:table-cell table:style-name="ce3" office:value-type="string" calcext:value-type="string">
            <text:p>try_trait_id</text:p>
          </table:table-cell>
          <table:table-cell table:style-name="ce3" office:value-type="string" calcext:value-type="string">
            <text:p>try_trait_name</text:p>
          </table:table-cell>
          <table:table-cell table:style-name="ce3" office:value-type="string" calcext:value-type="string">
            <text:p>identical</text:p>
          </table:table-cell>
          <table:table-cell table:style-name="ce3" office:value-type="string" calcext:value-type="string">
            <text:p>similar</text:p>
          </table:table-cell>
          <table:table-cell table:style-name="ce3" office:value-type="string" calcext:value-type="string">
            <text:p>match</text:p>
          </table:table-cell>
          <table:table-cell table:style-name="ce3" office:value-type="string" calcext:value-type="string">
            <text:p>comments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diameter at breast height (1.3 m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em diamet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 color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lower colo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 color</text:p>
          </table:table-cell>
          <table:table-cell office:value-type="float" office:value="3865" calcext:value-type="float">
            <text:p>3865</text:p>
          </table:table-cell>
          <table:table-cell office:value-type="string" calcext:value-type="string">
            <text:p>Flower calyx col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 color</text:p>
          </table:table-cell>
          <table:table-cell office:value-type="float" office:value="3866" calcext:value-type="float">
            <text:p>3866</text:p>
          </table:table-cell>
          <table:table-cell office:value-type="string" calcext:value-type="string">
            <text:p>Flower corolla col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 color</text:p>
          </table:table-cell>
          <table:table-cell office:value-type="float" office:value="3987" calcext:value-type="float">
            <text:p>3987</text:p>
          </table:table-cell>
          <table:table-cell office:value-type="string" calcext:value-type="string">
            <text:p>Flower stipe col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 pollination syndrom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ollination 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 typ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ruit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lorescence length</text:p>
          </table:table-cell>
          <table:table-cell office:value-type="float" office:value="2817" calcext:value-type="float">
            <text:p>2817</text:p>
          </table:table-cell>
          <table:table-cell office:value-type="string" calcext:value-type="string">
            <text:p>Inflorescence length (height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lorescence length</text:p>
          </table:table-cell>
          <table:table-cell office:value-type="float" office:value="3622" calcext:value-type="float">
            <text:p>3622</text:p>
          </table:table-cell>
          <table:table-cell office:value-type="string" calcext:value-type="string">
            <text:p>Inflorescence length carrying flowe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lorescence length</text:p>
          </table:table-cell>
          <table:table-cell office:value-type="float" office:value="3623" calcext:value-type="float">
            <text:p>3623</text:p>
          </table:table-cell>
          <table:table-cell office:value-type="string" calcext:value-type="string">
            <text:p>Inflorescence length carrying bulble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area</text:p>
          </table:table-cell>
          <table:table-cell office:value-type="float" office:value="3058" calcext:value-type="float">
            <text:p>3058</text:p>
          </table:table-cell>
          <table:table-cell office:value-type="string" calcext:value-type="string">
            <text:p>Leaf area (in case of compound leaves undefined if leaf or leaflet, petiole and rhachis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area</text:p>
          </table:table-cell>
          <table:table-cell office:value-type="float" office:value="3108" calcext:value-type="float">
            <text:p>3108</text:p>
          </table:table-cell>
          <table:table-cell office:value-type="string" calcext:value-type="string">
            <text:p>Leaf area (in case of compound leaves: leaf, petiole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Leaf area in BIEN doesn’t specify if it is measured on leaflet or with/without petio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area</text:p>
          </table:table-cell>
          <table:table-cell office:value-type="float" office:value="3109" calcext:value-type="float">
            <text:p>3109</text:p>
          </table:table-cell>
          <table:table-cell office:value-type="string" calcext:value-type="string">
            <text:p>Leaf area (in case of compound leaves: leaflet, petiole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Leaf area in BIEN doesn’t specify if it is measured on leaflet or with/without petio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area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Leaf area (in case of compound leaves: leaf, petiole in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Leaf area in BIEN doesn’t specify if it is measured on leaflet or with/without petio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area</text:p>
          </table:table-cell>
          <table:table-cell office:value-type="float" office:value="3111" calcext:value-type="float">
            <text:p>3111</text:p>
          </table:table-cell>
          <table:table-cell office:value-type="string" calcext:value-type="string">
            <text:p>Leaf area (in case of compound leaves: leaflet, petiole in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Leaf area in BIEN doesn’t specify if it is measured on leaflet or with/without petio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area</text:p>
          </table:table-cell>
          <table:table-cell office:value-type="float" office:value="3112" calcext:value-type="float">
            <text:p>3112</text:p>
          </table:table-cell>
          <table:table-cell office:value-type="string" calcext:value-type="string">
            <text:p>Leaf area (in case of compound leaves: leaf, undefined if petiole in- or excluded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Leaf area in BIEN doesn’t specify if it is measured on leaflet or with/without petio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area</text:p>
          </table:table-cell>
          <table:table-cell office:value-type="float" office:value="3113" calcext:value-type="float">
            <text:p>3113</text:p>
          </table:table-cell>
          <table:table-cell office:value-type="string" calcext:value-type="string">
            <text:p>Leaf area (in case of compound leaves: leaflet, undefined if petiole is in- or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Leaf area in BIEN doesn’t specify if it is measured on leaflet or with/without petio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area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Leaf area (in case of compound leaves undefined if leaf or leaflet, undefined if petiole is in- or 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area per leaf dry mass</text:p>
          </table:table-cell>
          <table:table-cell office:value-type="float" office:value="3086" calcext:value-type="float">
            <text:p>3086</text:p>
          </table:table-cell>
          <table:table-cell office:value-type="string" calcext:value-type="string">
            <text:p>Leaf area per leaf dry mass (specific leaf area, SLA or 1/LMA) petiole, rhachis and midrib ex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SLA in BIEN doesn’t specify if petiole and other structure is included/exclud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area per leaf dry mass</text:p>
          </table:table-cell>
          <table:table-cell office:value-type="float" office:value="3115" calcext:value-type="float">
            <text:p>3115</text:p>
          </table:table-cell>
          <table:table-cell office:value-type="string" calcext:value-type="string">
            <text:p>Leaf area per leaf dry mass (specific leaf area, SLA or 1/LMA): petiole ex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SLA in BIEN doesn’t specify if petiole and other structure is included/exclud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area per leaf dry mass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Leaf area per leaf dry mass (specific leaf area, SLA or 1/LMA): petiole includ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SLA in BIEN doesn’t specify if petiole and other structure is included/exclud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area per leaf dry mass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Leaf area per leaf dry mass (specific leaf area, SLA or 1/LMA): undefined if petiole is in- or exclu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SLA in BIEN doesn’t specify if petiole and other structure is included/exclud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carbon content per leaf dry mas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eaf carbon (C)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carbon content per leaf dry mass</text:p>
          </table:table-cell>
          <table:table-cell office:value-type="float" office:value="3955" calcext:value-type="float">
            <text:p>3955</text:p>
          </table:table-cell>
          <table:table-cell office:value-type="string" calcext:value-type="string">
            <text:p>Leaf carbon (C) content per dry mass (senescent leaves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carbon content per leaf nitrogen content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Leaf carbon/nitrogen (C/N) rati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compoundnes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eaf compound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dry mas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eaf dry mass (single leaf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BIEN doesn’t specify if it’s the mass of a single lea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dry mass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Leaf dry mass (cotyledons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dry mass per leaf fresh mas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eaf dry mass per leaf fresh mass (leaf dry matter content, LDMC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dry mass per leaf fresh mass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Leaf petiole dry mass per petiole fresh mass (leaf petiole dry matter content; LDMC petiole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dry mass per leaf fresh mass</text:p>
          </table:table-cell>
          <table:table-cell office:value-type="float" office:value="3055" calcext:value-type="float">
            <text:p>3055</text:p>
          </table:table-cell>
          <table:table-cell office:value-type="string" calcext:value-type="string">
            <text:p>Leaf dry mass per fresh mass (cotyledons, cotyledon LDMC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dry mass per leaf fresh mass</text:p>
          </table:table-cell>
          <table:table-cell office:value-type="float" office:value="3081" calcext:value-type="float">
            <text:p>3081</text:p>
          </table:table-cell>
          <table:table-cell office:value-type="string" calcext:value-type="string">
            <text:p>Leaf rhachis dry mass per leaf rhachis fresh mass (leaf rhachis dry matter content; LDMC rachis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fresh mas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eaf fresh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fresh mass</text:p>
          </table:table-cell>
          <table:table-cell office:value-type="float" office:value="3053" calcext:value-type="float">
            <text:p>3053</text:p>
          </table:table-cell>
          <table:table-cell office:value-type="string" calcext:value-type="string">
            <text:p>Leaf fresh mass (cotyledons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lamina fracture tough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af texture (sclerophylly, physical strength, toughness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RY encompasses much more in this trait than simply the leaf lamina fracture toughn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life sp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af lifespan (longevity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nitrogen content per leaf are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eaf nitrogen (N) content per leaf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nitrogen content per leaf dry mas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eaf nitrogen (N)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nitrogen content per leaf dry mass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Leaf nitrogen (N) content per dry mass (cotyledons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nitrogen content per leaf dry mass</text:p>
          </table:table-cell>
          <table:table-cell office:value-type="float" office:value="3954" calcext:value-type="float">
            <text:p>3954</text:p>
          </table:table-cell>
          <table:table-cell office:value-type="string" calcext:value-type="string">
            <text:p>Leaf nitrogen (N) content per dry mass (senescent leaves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phosphorus content per leaf are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eaf phosphorus (P) content per leaf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phosphorus content per leaf dry mas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eaf phosphorus (P)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photosynthetic rate per leaf are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hotosynthesis rate per leaf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photosynthetic rate per leaf dry mas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hotosynthesis rate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relative growth rate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There are no reported leaf growth rates in T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stomatal conductance for H2O per leaf are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omata conductance per leaf are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trait is specifically for H2O where as TRY is general stomata condu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stomatal conductance for H2O per leaf area</text:p>
          </table:table-cell>
          <table:table-cell office:value-type="float" office:value="3882" calcext:value-type="float">
            <text:p>3882</text:p>
          </table:table-cell>
          <table:table-cell office:value-type="string" calcext:value-type="string">
            <text:p>Stomata conductance: potential stomatal conductance index (PCI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stomatal conductance per leaf are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omata conductance per leaf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stomatal conductance per leaf area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Stomata conductance per leaf area: nightti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stomatal conductance per leaf area</text:p>
          </table:table-cell>
          <table:table-cell office:value-type="float" office:value="3087" calcext:value-type="float">
            <text:p>3087</text:p>
          </table:table-cell>
          <table:table-cell office:value-type="string" calcext:value-type="string">
            <text:p>Stomata conductance per leaf area at turgor loss po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stomatal conductance per leaf area</text:p>
          </table:table-cell>
          <table:table-cell office:value-type="float" office:value="4032" calcext:value-type="float">
            <text:p>4032</text:p>
          </table:table-cell>
          <table:table-cell office:value-type="string" calcext:value-type="string">
            <text:p>Stomata conductance per leaf area: preda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stomatal conductance per leaf area</text:p>
          </table:table-cell>
          <table:table-cell office:value-type="float" office:value="4037" calcext:value-type="float">
            <text:p>4037</text:p>
          </table:table-cell>
          <table:table-cell office:value-type="string" calcext:value-type="string">
            <text:p>Stomata conductance per leaf area: midda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stomatal conductance per leaf area</text:p>
          </table:table-cell>
          <table:table-cell office:value-type="float" office:value="4038" calcext:value-type="float">
            <text:p>4038</text:p>
          </table:table-cell>
          <table:table-cell office:value-type="string" calcext:value-type="string">
            <text:p>Stomata conductance per leaf area: predawn to midday rati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stomatal conductance per leaf area</text:p>
          </table:table-cell>
          <table:table-cell office:value-type="float" office:value="3882" calcext:value-type="float">
            <text:p>3882</text:p>
          </table:table-cell>
          <table:table-cell office:value-type="string" calcext:value-type="string">
            <text:p>Stomata conductance: potential stomatal conductance index (PCI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thicknes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eaf thick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gest whole plant longevi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lant lifespan (longevity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considers longest longevity so is expecting one trait per species while TRY considers measured longitiv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imum fruit length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Fruit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imum leaf length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eaf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imum leaf length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Leaf length excluding petiole (leaf lamina length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imum leaf width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eaf 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imum whole plant height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Plant height veget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imum whole plant heigh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ant heigh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imum whole plant height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Plant height gener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imum whole plant longevi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lant lifespan (longevity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imum fruit length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ed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imum leaf length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eaf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imum leaf length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Leaf length excluding petiole (leaf lamina length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imum leaf length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Leaf length excluding petiole (leaf lamina length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imum leaf width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eaf 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imum whole plant height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Plant height veget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imum whole plant heigh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ant heigh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imum whole plant height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Plant height gener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 flowering begin</text:p>
          </table:table-cell>
          <table:table-cell office:value-type="float" office:value="2956" calcext:value-type="float">
            <text:p>2956</text:p>
          </table:table-cell>
          <table:table-cell office:value-type="string" calcext:value-type="string">
            <text:p>Flower onset of flowering (first flowering date, flowering beginning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RY traits are in degree days rather actual d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 flowering begin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Plant reproductive phenology tim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 flowering duration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Plant reproductive phenology tim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RY includes more variables than strictly the flowering duration (also include seed maturation measurement for examp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 fruiting duration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No traits in TRY really correspond, casting a very wide definition TraitID 335 could be considered similar in some rare occas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t dry mass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oarse root dry mass per ground are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doesn’t specify which kind of root are consider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t dry mass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Plant biomass and allometry: Coarse root dry mass per pla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t dry mass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Plant biomass and allometry: Coarse root dry mass per plant dry m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t dry mass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Plant biomass and allometry: Fine root dry mass per plant dry m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t dry mass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Plant biomass and allometry: Root dry mass per plan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t dry mass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Root dry mass per ground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t dry mass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Plant biomass and allometry: Fine root dry mass per pla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t dry mass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Fine root dry mass per ground are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doesn’t specify which kind of root are consider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t dry mass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Plant biomass and allometry: Root mass fraction (fraction of root dry mass per whole plant dry mass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 length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ed leng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 length</text:p>
          </table:table-cell>
          <table:table-cell office:value-type="float" office:value="3044" calcext:value-type="float">
            <text:p>3044</text:p>
          </table:table-cell>
          <table:table-cell office:value-type="string" calcext:value-type="string">
            <text:p>Seed width to length rati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 mas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ed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m dry mas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lant biomass and allometry: Stem dry mass per plan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m relative growth rat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lant growth rate relative (plant relative growth rate, RGR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m relative growth rate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Plant growth r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RY includes more measurements than radial growth on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m wood dens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m specific density (SSD) or wood density (stem dry mass per stem fresh volume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m wood density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Stem specific density (SSD, stem dry mass per stem fresh volume) or wood density: twigs and branch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m wood density</text:p>
          </table:table-cell>
          <table:table-cell office:value-type="float" office:value="3064" calcext:value-type="float">
            <text:p>3064</text:p>
          </table:table-cell>
          <table:table-cell office:value-type="string" calcext:value-type="string">
            <text:p>Stem specific density (SSD, stem dry mass per stem fresh volume) or wood density: wood density of w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m wood density</text:p>
          </table:table-cell>
          <table:table-cell office:value-type="float" office:value="3452" calcext:value-type="float">
            <text:p>3452</text:p>
          </table:table-cell>
          <table:table-cell office:value-type="string" calcext:value-type="string">
            <text:p>Stem specific density (SSD, stem dry mass per stem fresh volume) or wood density: heartw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m wood density</text:p>
          </table:table-cell>
          <table:table-cell office:value-type="float" office:value="3472" calcext:value-type="float">
            <text:p>3472</text:p>
          </table:table-cell>
          <table:table-cell office:value-type="string" calcext:value-type="string">
            <text:p>Stem specific density (SSD, stem dry mass per stem fresh volume) or wood density: sapw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m wood density</text:p>
          </table:table-cell>
          <table:table-cell office:value-type="float" office:value="3473" calcext:value-type="float">
            <text:p>3473</text:p>
          </table:table-cell>
          <table:table-cell office:value-type="string" calcext:value-type="string">
            <text:p>Stem specific density (SSD, stem dry mass per stem fresh volume) or wood density: bran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m wood density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Stem specific density (SSD, stem dry mass per stem fresh volume) or wood density: twig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m wood density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Coarse root wood density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m wood density</text:p>
          </table:table-cell>
          <table:table-cell office:value-type="float" office:value="3764" calcext:value-type="float">
            <text:p>3764</text:p>
          </table:table-cell>
          <table:table-cell office:value-type="string" calcext:value-type="string">
            <text:p>Stem specific density (SSD, stem dry mass per stem fresh volume) or wood density: ste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m wood density</text:p>
          </table:table-cell>
          <table:table-cell office:value-type="float" office:value="3877" calcext:value-type="float">
            <text:p>3877</text:p>
          </table:table-cell>
          <table:table-cell office:value-type="string" calcext:value-type="string">
            <text:p>Stem specific density (SSD, stem dry mass per stem fresh volume) or wood density: bran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ssel lumen area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tem conduit cross-sectional area (vessels and tracheids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BIEN doesn’t tell if it also includes trachei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ssel lumen area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Stem wood cross-section: fraction of vessel lum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ssel lumen area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tem conduit lumen cross-sectional area (vessels and tracheids) per stem sapwood cross-sectional a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ssel number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tem conduit density (vessels and tracheids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ole plant dispersal syndrom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ispersal 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ole plant growth for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The level of detail between BIEN and TRY is not the sa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ole plant growth form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Plant growth form simple consolidat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his TRY trait is consolidated and better correspond to BIEN categori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ole plant growth form diversity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Plant growth form detailed consolidat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hese traits give the different possible plant growth for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ole plant height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Plant height vegetativ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BIEN doesn’t specify their understanding of “plant height” so it is assumed to be vegetative but we cannot be as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ole plant primary juvenile period length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lant ontogeny: age of maturity (first flowering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TRY offers many more values than BI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ole plant sexual system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Flower se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has fewer levels of traits while TRY offer many distinct trait valu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ole plant sexual system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Flower sexual syndrome (dichogamy, cleistogamy, dioecious, monoecious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ole plant vegetative phenology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eaf phenology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TRY doesn’t standardize the values as much as BI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ole plant woodines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lant woodi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TRY doesn’t standardize the values as much as BIEN</text:p>
          </table:table-cell>
          <table:table-cell table:number-columns-repeated="1018"/>
        </table:table-row>
      </table:table>
      <table:table table:name="metadata" table:style-name="ta1">
        <table:table-column table:style-name="co7" table:default-cell-style-name="ce2"/>
        <table:table-column table:style-name="co7" table:number-columns-repeated="2" table:default-cell-style-name="Default"/>
        <table:table-row table:style-name="ro1">
          <table:table-cell table:style-name="ce3" office:value-type="string" calcext:value-type="string">
            <text:p>col_names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bien_trait_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name of the trait as indicated in the BIEN database</text:p>
          </table:table-cell>
        </table:table-row>
        <table:table-row table:style-name="ro1">
          <table:table-cell office:value-type="string" calcext:value-type="string">
            <text:p>try_trait_i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TraitID as provided in the TRY database</text:p>
          </table:table-cell>
        </table:table-row>
        <table:table-row table:style-name="ro1">
          <table:table-cell office:value-type="string" calcext:value-type="string">
            <text:p>try_trait_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TraitName field as provided in the TRY database</text:p>
          </table:table-cell>
        </table:table-row>
        <table:table-row table:style-name="ro1">
          <table:table-cell office:value-type="string" calcext:value-type="string">
            <text:p>identical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(“TRUE/FALSE”) defining if trait are strictly equivalent</text:p>
          </table:table-cell>
        </table:table-row>
        <table:table-row table:style-name="ro1">
          <table:table-cell office:value-type="string" calcext:value-type="string">
            <text:p>similar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(“TRUE/FALSE”) defining if trait are not strictly equivalent but can be considered similar</text:p>
          </table:table-cell>
        </table:table-row>
        <table:table-row table:style-name="ro1">
          <table:table-cell office:value-type="string" calcext:value-type="string">
            <text:p>comments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Justification of why traits can be considered identical/similar</text:p>
          </table:table-cell>
        </table:table-row>
      </table:table>
      <table:named-expressions/>
      <table:database-ranges>
        <table:database-range table:name="__Anonymous_Sheet_DB__0" table:target-range-address="bien_try_correspondance.A1:bien_try_correspondance.G11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/00/0000</text:date>, <text:time style:data-style-name="N2" text:time-value="10:16:17.0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tthias Grenié</meta:initial-creator>
    <meta:creation-date>2022-07-08T16:39:24.759000000</meta:creation-date>
    <dc:date>2024-04-29T15:59:42.253000000</dc:date>
    <dc:creator>Matthias Grenié</dc:creator>
    <meta:editing-duration>PT9H22M29S</meta:editing-duration>
    <meta:editing-cycles>22</meta:editing-cycles>
    <meta:generator>LibreOffice/7.6.5.2$Windows_X86_64 LibreOffice_project/38d5f62f85355c192ef5f1dd47c5c0c0c6d6598b</meta:generator>
    <meta:document-statistic meta:table-count="2" meta:cell-count="832" meta:object-count="0"/>
  </office:meta>
</office:document-meta>
</file>